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12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3">
            <text:p>Min qty needed</text:p>
          </table:table-cell>
          <table:table-cell office:value-type="string" table:style-name="ce3">
            <text:p>Qty to order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Order Code</text:p>
          </table:table-cell>
          <table:table-cell office:value-type="string" table:style-name="ce3">
            <text:p>Price Each</text:p>
          </table:table-cell>
          <table:table-cell office:value-type="string" table:style-name="ce4">
            <text:p>Price Total</text:p>
          </table:table-cell>
          <table:table-cell office:value-type="string" table:style-name="ce11">
            <text:p>Comment</text:p>
          </table:table-cell>
          <table:table-cell table:style-name="ce1"/>
          <table:table-cell office:value-type="string" table:style-name="ce11">
            <text:p>Quick order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68R 0603 R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213-2115</text:p>
          </table:table-cell>
          <table:table-cell office:value-type="currency" office:value="3.0000000000000001E-3" table:style-name="ce7">
            <text:p>£0.00</text:p>
          </table:table-cell>
          <table:table-cell office:value-type="currency" office:value="0.15" table:formula="of:=[.F2]*[.C2]" table:style-name="ce8">
            <text:p>£0.15</text:p>
          </table:table-cell>
          <table:table-cell table:number-columns-repeated="2" table:style-name="ce1"/>
          <table:table-cell office:value-type="string" office:string-value="213-2115,50" table:formula="of:=[.E2]&amp;&quot;,&quot;&amp;[.C2]" table:style-name="ce1">
            <text:p>213-2115,5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00k 0603 R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566-787</text:p>
          </table:table-cell>
          <table:table-cell office:value-type="currency" office:value="9.1999999999999998E-2" table:style-name="ce7">
            <text:p>£0.09</text:p>
          </table:table-cell>
          <table:table-cell office:value-type="currency" office:value="0.45999999999999996" table:formula="of:=[.F3]*[.C3]" table:style-name="ce8">
            <text:p>£0.46</text:p>
          </table:table-cell>
          <table:table-cell table:number-columns-repeated="2" table:style-name="ce1"/>
          <table:table-cell office:value-type="string" office:string-value="566-787,5" table:formula="of:=[.E3]&amp;&quot;,&quot;&amp;[.C3]" table:style-name="ce1">
            <text:p>566-787,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00u 1210 C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846-7363</text:p>
          </table:table-cell>
          <table:table-cell office:value-type="currency" office:value="0.77800000000000002" table:style-name="ce7">
            <text:p>£0.78</text:p>
          </table:table-cell>
          <table:table-cell office:value-type="currency" office:value="3.89" table:formula="of:=[.F4]*[.C4]" table:style-name="ce8">
            <text:p>£3.89</text:p>
          </table:table-cell>
          <table:table-cell table:number-columns-repeated="2" table:style-name="ce1"/>
          <table:table-cell office:value-type="string" office:string-value="846-7363,5" table:formula="of:=[.E4]&amp;&quot;,&quot;&amp;[.C4]" table:style-name="ce1">
            <text:p>846-7363,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0u 0805 C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698-3544</text:p>
          </table:table-cell>
          <table:table-cell office:value-type="currency" office:value="8.1000000000000003E-2" table:style-name="ce7">
            <text:p>£0.08</text:p>
          </table:table-cell>
          <table:table-cell office:value-type="currency" office:value="0.81" table:formula="of:=[.F5]*[.C5]" table:style-name="ce8">
            <text:p>£0.81</text:p>
          </table:table-cell>
          <table:table-cell table:number-columns-repeated="2" table:style-name="ce1"/>
          <table:table-cell office:value-type="string" office:string-value="698-3544,10" table:formula="of:=[.E5]&amp;&quot;,&quot;&amp;[.C5]" table:style-name="ce1">
            <text:p>698-3544,1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k 0603 R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213-2266</text:p>
          </table:table-cell>
          <table:table-cell office:value-type="currency" office:value="8.0000000000000002E-3" table:style-name="ce7">
            <text:p>£0.01</text:p>
          </table:table-cell>
          <table:table-cell office:value-type="currency" office:value="0.4" table:formula="of:=[.F6]*[.C6]" table:style-name="ce8">
            <text:p>£0.40</text:p>
          </table:table-cell>
          <table:table-cell table:number-columns-repeated="2" table:style-name="ce1"/>
          <table:table-cell office:value-type="string" office:string-value="213-2266,50" table:formula="of:=[.E6]&amp;&quot;,&quot;&amp;[.C6]" table:style-name="ce1">
            <text:p>213-2266,5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220k 0603 R</text:p>
          </table:table-cell>
          <table:table-cell office:value-type="float" office:value="1" table:style-name="ce6">
            <text:p>1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213-2581</text:p>
          </table:table-cell>
          <table:table-cell office:value-type="currency" office:value="1.4E-2" table:style-name="ce7">
            <text:p>£0.01</text:p>
          </table:table-cell>
          <table:table-cell office:value-type="currency" office:value="0.70000000000000007" table:formula="of:=[.F7]*[.C7]" table:style-name="ce8">
            <text:p>£0.70</text:p>
          </table:table-cell>
          <table:table-cell table:number-columns-repeated="2" table:style-name="ce1"/>
          <table:table-cell office:value-type="string" office:string-value="213-2581,50" table:formula="of:=[.E7]&amp;&quot;,&quot;&amp;[.C7]" table:style-name="ce1">
            <text:p>213-2581,5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22u 0603 C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758-8083</text:p>
          </table:table-cell>
          <table:table-cell office:value-type="currency" office:value="0.13300000000000001" table:style-name="ce7">
            <text:p>£0.13</text:p>
          </table:table-cell>
          <table:table-cell office:value-type="currency" office:value="1.33" table:formula="of:=[.F8]*[.C8]" table:style-name="ce8">
            <text:p>£1.33</text:p>
          </table:table-cell>
          <table:table-cell table:number-columns-repeated="2" table:style-name="ce1"/>
          <table:table-cell office:value-type="string" office:string-value="758-8083,10" table:formula="of:=[.E8]&amp;&quot;,&quot;&amp;[.C8]" table:style-name="ce1">
            <text:p>758-8083,1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MA Right ang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783-9647<text:s/></text:p>
          </table:table-cell>
          <table:table-cell office:value-type="currency" office:value="1.23" table:style-name="ce7">
            <text:p>£1.23</text:p>
          </table:table-cell>
          <table:table-cell office:value-type="currency" office:value="6.15" table:formula="of:=[.F9]*[.C9]" table:style-name="ce8">
            <text:p>£6.15</text:p>
          </table:table-cell>
          <table:table-cell table:number-columns-repeated="2" table:style-name="ce1"/>
          <table:table-cell office:value-type="string" office:string-value="783-9647 ,5" table:formula="of:=[.E9]&amp;&quot;,&quot;&amp;[.C9]" table:style-name="ce1">
            <text:p>783-9647 ,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iCE40-HX1K-TQ14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772-0041</text:p>
          </table:table-cell>
          <table:table-cell office:value-type="currency" office:value="4.62" table:style-name="ce7">
            <text:p>£4.62</text:p>
          </table:table-cell>
          <table:table-cell office:value-type="currency" office:value="9.24" table:formula="of:=[.F10]*[.C10]" table:style-name="ce8">
            <text:p>£9.24</text:p>
          </table:table-cell>
          <table:table-cell office:value-type="string" table:style-name="ce1">
            <text:p>Could order 1</text:p>
          </table:table-cell>
          <table:table-cell table:style-name="ce1"/>
          <table:table-cell office:value-type="string" office:string-value="772-0041,2" table:formula="of:=[.E10]&amp;&quot;,&quot;&amp;[.C10]" table:style-name="ce1">
            <text:p>772-0041,2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LFSPXO02549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671-5701<text:s/></text:p>
          </table:table-cell>
          <table:table-cell office:value-type="currency" office:value="2.81" table:style-name="ce7">
            <text:p>£2.81</text:p>
          </table:table-cell>
          <table:table-cell office:value-type="currency" office:value="5.62" table:formula="of:=[.F11]*[.C11]" table:style-name="ce8">
            <text:p>£5.62</text:p>
          </table:table-cell>
          <table:table-cell table:number-columns-repeated="2" table:style-name="ce1"/>
          <table:table-cell office:value-type="string" office:string-value="671-5701 ,2" table:formula="of:=[.E11]&amp;&quot;,&quot;&amp;[.C11]" table:style-name="ce1">
            <text:p>671-5701 ,2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BR0520L Diode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739-0521</text:p>
          </table:table-cell>
          <table:table-cell office:value-type="currency" office:value="0.26600000000000001" table:style-name="ce7">
            <text:p>£0.27</text:p>
          </table:table-cell>
          <table:table-cell office:value-type="currency" office:value="2.66" table:formula="of:=[.F12]*[.C12]" table:style-name="ce8">
            <text:p>£2.66</text:p>
          </table:table-cell>
          <table:table-cell table:number-columns-repeated="2" table:style-name="ce1"/>
          <table:table-cell office:value-type="string" office:string-value="739-0521,10" table:formula="of:=[.E12]&amp;&quot;,&quot;&amp;[.C12]" table:style-name="ce1">
            <text:p>739-0521,1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ST25VF512A EEPROM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723-8757</text:p>
          </table:table-cell>
          <table:table-cell office:value-type="currency" office:value="0.36" table:style-name="ce7">
            <text:p>£0.36</text:p>
          </table:table-cell>
          <table:table-cell office:value-type="currency" office:value="1.7999999999999998" table:formula="of:=[.F13]*[.C13]" table:style-name="ce8">
            <text:p>£1.80</text:p>
          </table:table-cell>
          <table:table-cell table:number-columns-repeated="2" table:style-name="ce1"/>
          <table:table-cell office:value-type="string" office:string-value="723-8757,5" table:formula="of:=[.E13]&amp;&quot;,&quot;&amp;[.C13]" table:style-name="ce1">
            <text:p>723-8757,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2n2 0603 C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264-4573</text:p>
          </table:table-cell>
          <table:table-cell office:value-type="currency" office:value="0.02" table:style-name="ce7">
            <text:p>£0.02</text:p>
          </table:table-cell>
          <table:table-cell office:value-type="currency" office:value="0.5" table:formula="of:=[.F14]*[.C14]" table:style-name="ce8">
            <text:p>£0.50</text:p>
          </table:table-cell>
          <table:table-cell table:number-columns-repeated="2" table:style-name="ce1"/>
          <table:table-cell office:value-type="string" office:string-value="264-4573,25" table:formula="of:=[.E14]&amp;&quot;,&quot;&amp;[.C14]" table:style-name="ce1">
            <text:p>264-4573,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4" table:style-name="ce3"/>
          <table:table-cell table:style-name="ce9"/>
          <table:table-cell office:value-type="currency" office:value="33.71" table:formula="of:=SUM([.G2:.G14])" table:style-name="ce10">
            <text:p>£33.71</text:p>
          </table:table-cell>
          <table:table-cell table:number-columns-repeated="16377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Order from eba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M1117-3.3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0603 Red LEDs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CV8114ASN120T1G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oshua Tyler</meta:initial-creator>
    <dc:creator>Joshua Tyler</dc:creator>
    <meta:creation-date>2017-08-04T15:38:53Z</meta:creation-date>
    <dc:date>2018-02-06T22:43:59Z</dc:date>
    <meta:editing-cycles>5</meta:editing-cycles>
    <meta:editing-duration>PT4286S</meta:editing-duration>
  </office:meta>
</office:document-meta>
</file>